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3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K Status</text:p>
          </table:table-cell>
          <table:covered-table-cell table:style-name="ce9"/>
          <table:covered-table-cell table:number-columns-repeated="3" table:style-name="ce16"/>
          <table:covered-table-cell table:style-name="ce9"/>
          <table:table-cell table:style-name="ce9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3"/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4"/>
          <table:table-cell table:style-name="ce14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6" table:number-columns-repeated="2"/>
          <table:table-cell table:style-name="ce17" table:number-columns-repeated="2"/>
          <table:table-cell table:style-name="ce21"/>
          <table:table-cell table:style-name="ce6" table:number-columns-repeated="1019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Needs fd/fs</text:p>
          </table:table-cell>
          <table:table-cell table:style-name="ce18" office:value-type="string" calcext:value-type="string">
            <text:p>Needs 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X32 and x86_64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Mips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sh and Mips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3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s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s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x86_6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Only needs fd for file mapping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Only needs fd for file mapping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ppc, sh, arm, microblaze, i386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3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3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number-columns-repeated="3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number-columns-repeated="3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mips, microblaze, x86_64, i386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Not in AR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7:46:47.19214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1T13:07:20.270439039</dc:date>
    <meta:editing-duration>P4DT7H19M52S</meta:editing-duration>
    <meta:editing-cycles>26</meta:editing-cycles>
    <meta:document-statistic meta:table-count="1" meta:cell-count="772" meta:object-count="0"/>
  </office:meta>
</office:document-meta>
</file>